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Roboto" svg:font-family="Roboto, Arial, sans-serif"/>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a2f98b" officeooo:paragraph-rsid="01b1486d"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1afb070" officeooo:paragraph-rsid="01afb070" style:font-name-asian="Nimbus Mono L" style:font-size-asian="13pt" style:font-style-asian="normal" style:font-name-complex="Liberation Mono" style:font-size-complex="13pt" style:font-style-complex="normal"/>
    </style:style>
    <style:style style:name="P7" style:family="paragraph" style:parent-style-name="Preformatted_20_Text">
      <style:text-properties style:font-name="Liberation Sans" fo:font-size="13pt" fo:font-style="normal" style:text-underline-style="none" officeooo:rsid="01bb3822" officeooo:paragraph-rsid="01bb3822" style:font-name-asian="Nimbus Mono L" style:font-size-asian="13pt" style:font-style-asian="normal" style:font-name-complex="Liberation Mono" style:font-size-complex="13pt" style:font-style-complex="normal"/>
    </style:style>
    <style:style style:name="P8" style:family="paragraph" style:parent-style-name="Preformatted_20_Text">
      <style:text-properties style:font-name="Liberation Sans" fo:font-size="13pt" fo:font-style="normal" style:text-underline-style="none" officeooo:rsid="01a54be6" officeooo:paragraph-rsid="01a9d248" fo:background-color="transparent" style:font-name-asian="Nimbus Mono L" style:font-size-asian="13pt" style:font-style-asian="normal" style:font-name-complex="Liberation Mono" style:font-size-complex="13pt" style:font-style-complex="normal"/>
    </style:style>
    <style:style style:name="P9" style:family="paragraph" style:parent-style-name="Preformatted_20_Text">
      <style:paragraph-properties fo:text-align="center" style:justify-single-word="false"/>
      <style:text-properties officeooo:paragraph-rsid="00083d4b"/>
    </style:style>
    <style:style style:name="P10"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1"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2"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3"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4"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5" style:family="paragraph" style:parent-style-name="Preformatted_20_Text">
      <style:text-properties fo:font-size="13pt" officeooo:paragraph-rsid="01a9d248" style:font-size-asian="13pt" style:font-size-complex="13pt"/>
    </style:style>
    <style:style style:name="P16" style:family="paragraph" style:parent-style-name="Preformatted_20_Text">
      <style:text-properties fo:font-size="13pt" officeooo:paragraph-rsid="01afb070" style:font-size-asian="13pt" style:font-size-complex="13pt"/>
    </style:style>
    <style:style style:name="P17" style:family="paragraph" style:parent-style-name="Preformatted_20_Text">
      <style:text-properties fo:font-size="13pt" officeooo:rsid="01afb070" officeooo:paragraph-rsid="01afb070" style:font-size-asian="13pt" style:font-size-complex="13pt"/>
    </style:style>
    <style:style style:name="P18" style:family="paragraph" style:parent-style-name="Preformatted_20_Text">
      <style:text-properties fo:font-size="13pt" officeooo:rsid="01b3d6be" officeooo:paragraph-rsid="01b3d6be" style:font-size-asian="13pt" style:font-size-complex="13pt"/>
    </style:style>
    <style:style style:name="P19"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20"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1"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2"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23"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bd64f8" style:font-size-asian="11pt" style:font-style-asian="italic" style:font-size-complex="11pt" style:font-style-complex="italic"/>
    </style:style>
    <style:style style:name="P24"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bd64f8"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b7021d"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bd64f8" style:font-name-asian="Nimbus Mono L" style:font-size-asian="16pt" style:font-weight-asian="bold" style:font-name-complex="Liberation Mono" style:font-size-complex="16pt" style:font-weight-complex="bold"/>
    </style:style>
    <style:style style:name="T7" style:family="text">
      <style:text-properties style:font-name="Liberation Sans" fo:font-style="normal" style:text-underline-style="none"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b8acec"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bd64f8"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bf3495" style:font-name-asian="Nimbus Mono L" style:font-style-asian="normal" style:font-name-complex="Liberation Mono" style:font-style-complex="normal"/>
    </style:style>
    <style:style style:name="T19"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a54be6"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a567d4"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a9d248"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bc7f8e"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c06a00"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0083d4b" fo:background-color="transparent" loext:char-shading-value="0" style:font-style-asian="normal" style:font-style-complex="normal"/>
    </style:style>
    <style:style style:name="T35" style:family="text">
      <style:text-properties style:font-name="Liberation Sans" fo:font-style="normal" style:text-underline-style="none" officeooo:rsid="013c55a1" fo:background-color="transparent" loext:char-shading-value="0" style:font-style-asian="normal" style:font-style-complex="normal"/>
    </style:style>
    <style:style style:name="T36" style:family="text">
      <style:text-properties fo:font-weight="bold" style:font-weight-asian="bold" style:font-weight-complex="bold"/>
    </style:style>
    <style:style style:name="T37" style:family="text">
      <style:text-properties fo:font-weight="bold" officeooo:rsid="000dd66a" style:font-weight-asian="bold" style:font-weight-complex="bold"/>
    </style:style>
    <style:style style:name="T38" style:family="text">
      <style:text-properties fo:font-weight="bold" officeooo:rsid="0160cefc" style:font-weight-asian="bold" style:font-weight-complex="bold"/>
    </style:style>
    <style:style style:name="T39" style:family="text">
      <style:text-properties officeooo:rsid="0193b9d9"/>
    </style:style>
    <style:style style:name="T40" style:family="text">
      <style:text-properties officeooo:rsid="0195e979"/>
    </style:style>
    <style:style style:name="T41" style:family="text">
      <style:text-properties officeooo:rsid="019615ac"/>
    </style:style>
    <style:style style:name="T42" style:family="text">
      <style:text-properties officeooo:rsid="0048b50d"/>
    </style:style>
    <style:style style:name="T43" style:family="text">
      <style:text-properties officeooo:rsid="019e4a2a"/>
    </style:style>
    <style:style style:name="T44" style:family="text">
      <style:text-properties officeooo:rsid="01bb3822"/>
    </style:style>
    <style:style style:name="T45" style:family="text">
      <style:text-properties officeooo:rsid="01bd64f8"/>
    </style:style>
    <style:style style:name="T46" style:family="text">
      <style:text-properties officeooo:rsid="01c01577"/>
    </style:style>
    <style:style style:name="T47" style:family="text">
      <style:text-properties officeooo:rsid="01c06a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9"><text:span text:style-name="T5">8th</text:span><text:span text:style-name="T4"> </text:span><text:span text:style-name="T6">September</text:span><text:span text:style-name="T1"> 20</text:span><text:span text:style-name="T2">2</text:span><text:span text:style-name="T3">4</text:span></text:p>
      <text:p text:style-name="P22">Psalm 50:23 <text:span text:style-name="T45">&amp; Hebrews 13:15</text:span></text:p>
      <text:p text:style-name="P23">The one who offers thanksgiving as his sacrifice glorifies me; to one who orders his way rightly I will show the salvation of God!”</text:p>
      <text:p text:style-name="P24"><text:line-break/>Through <text:span text:style-name="T45">H</text:span>im <text:span text:style-name="T45">[Jesus]</text:span> then let us continually offer up a sacrifice of praise to God, that is, the fruit of lips that acknowledge <text:span text:style-name="T45">H</text:span>is name.<text:line-break/></text:p>
      <text:p text:style-name="P10">Thanks to God</text:p>
      <text:p text:style-name="P16"><text:span text:style-name="T11">O </text:span><text:span text:style-name="T13">L</text:span><text:span text:style-name="T9">o</text:span><text:span text:style-name="T13">r</text:span><text:span text:style-name="T9">d,</text:span><text:span text:style-name="T8"> </text:span><text:span text:style-name="T10">we </text:span><text:span text:style-name="T16">come to You today, </text:span><text:span text:style-name="T18">bringing</text:span><text:span text:style-name="T14"> </text:span><text:span text:style-name="T17">our sacrifice of </text:span><text:span text:style-name="T15">thanks </text:span><text:span text:style-name="T17">to glorify Your Name. But we come not as the Psalmist bringing a lamb or a bull, but we bring praises for Jesus Who offered Himself as the perfect sacrifice</text:span><text:span text:style-name="T18"> </text:span><text:span text:style-name="T17">for us and our sins. We thank You that </text:span><text:span text:style-name="T16">our salvation rests on </text:span><text:span text:style-name="T17">His once and for all </text:span><text:span text:style-name="T18">RIGHT </text:span><text:span text:style-name="T17">sacrifice, </text:span><text:span text:style-name="T16">and not on our </text:span><text:span text:style-name="T17">own good works</text:span><text:span text:style-name="T12">, </text:span><text:span text:style-name="T17">which count as nothing in the light of Your Perfect holiness.</text:span></text:p>
      <text:p text:style-name="P6"/>
      <text:p text:style-name="P17"><text:span text:style-name="T7">We thank You that </text:span><text:span text:style-name="T18">Jesus</text:span><text:span text:style-name="T7"> took the </text:span><text:span text:style-name="T18">punishment</text:span><text:span text:style-name="T7">, paid the penalty that we could not pay, and rose again to give is His righteousness, His endless life. </text:span><text:span text:style-name="T18">According to Your eternal purposes we now have the Holy Spirit within, ministering His life to us, purging us of every stain and sanctifying us to be fit for heaven when He returns.</text:span></text:p>
      <text:p text:style-name="P2"/>
      <text:p text:style-name="P12"><text:span text:style-name="T36">The Wide World...</text:span><text:span text:style-name="T37"> a</text:span><text:span text:style-name="T36">nd the </text:span><text:span text:style-name="T38">W</text:span><text:span text:style-name="T36">ider Church</text:span></text:p>
      <text:p text:style-name="P3">We pray for <text:span text:style-name="T46">our news media are swamped with fearful talk of international crises, or try to distract us with entertainment and sport</text:span><text:span text:style-name="T44">. We pray </text:span><text:span text:style-name="T46">instead for a sober understanding and a realization that You remain in control</text:span><text:span text:style-name="T44">. </text:span><text:span text:style-name="T46">We remind ourselves that we are called to remain steadfast under Your care, to hold to the truth that the gospel continues to save lives as people come to faith in Jesus all over the world. </text:span></text:p>
      <text:p text:style-name="P5"/>
      <text:p text:style-name="P4"><text:span text:style-name="T46">We pray for His Majesty King Charles, with a Royal Visit sheduled for October. We respect his high office but remember that he is subject to the same human frailties as we do, and we pray for his ongoing cancer treatment. </text:span><text:span text:style-name="T39">We </text:span><text:span text:style-name="T46">continue to</text:span><text:span text:style-name="T43"> </text:span><text:span text:style-name="T40">pray</text:span><text:span text:style-name="T39"> </text:span><text:span text:style-name="T40">for our nation, our State and our communit</text:span><text:span text:style-name="T41">ies</text:span><text:span text:style-name="T40"> to turn back to You, </text:span><text:span text:style-name="T46">and to recocnise the True King of kings, Jesus</text:span><text:span text:style-name="T40">.</text:span></text:p>
      <text:p text:style-name="P4"/>
      <text:p text:style-name="P7">This month we support the work of <text:span text:style-name="T46">Samaaritans Purse through Operation Christmas Child</text:span>, as they work to bring Your Word to <text:span text:style-name="T47">children by the gift of shoeboxes</text:span>. <text:span text:style-name="T47">We thank You for the True Gift of Jesus and His salvation for all who believe. </text:span></text:p>
      <text:p text:style-name="P3"/>
      <text:p text:style-name="P11">Ashburton</text:p>
      <text:p text:style-name="P15"><text:span text:style-name="T22">We pray for our</text:span><text:span text:style-name="T23">selves as we </text:span><text:span text:style-name="T26">seek to </text:span><text:span text:style-name="T32">grow in Godliness and obedience to Your Word, </text:span><text:span text:style-name="T33">and we pray for all taking part in the Hope Explored series commencing today</text:span><text:span text:style-name="T24">. </text:span><text:span text:style-name="T33">Grant them understanding of the sure hope we share in the good news of Jesus certain return</text:span><text:span text:style-name="T32">.</text:span></text:p>
      <text:p text:style-name="P8"/>
      <text:p text:style-name="P18"><text:span text:style-name="T28">W</text:span><text:span text:style-name="T19">e thank You Lord for </text:span><text:span text:style-name="T33">Levi and the skilled work of the medical team monitoring his progress. We pray that, as they adapt his medication</text:span><text:span text:style-name="T19">, </text:span><text:span text:style-name="T33">he will enjoy better sleep and allow Steph and Callum to rest also.</text:span></text:p>
      <text:p text:style-name="P8"/>
      <text:p text:style-name="P15"><text:span text:style-name="T30">We</text:span><text:span text:style-name="T25"> thank You for </text:span><text:span text:style-name="T33">Joshua Lyddy bringing Your Word to us today. We pray that his preparation will bear fruit among us in greater</text:span><text:span text:style-name="T32"> boldness to share the good news of our gracious loving Father, </text:span><text:span text:style-name="T33">our eternal High Priest, Jesus, and our Ever-Present Guide, the Holy Spirit</text:span><text:span text:style-name="T25">.</text:span><text:span text:style-name="T21"> </text:span><text:span text:style-name="T27">In </text:span><text:span text:style-name="T20">Jesus </text:span><text:span text:style-name="T31">Precious Name </text:span><text:span text:style-name="T33">we ask all <text:s/>these things</text:span><text:span text:style-name="T35">, </text:span><text:span text:style-name="T34">Amen.</text:span></text:p>
      <text:p text:style-name="P13">Our Father, Who is in heaven,<text:line-break/>hallowed be Your name;<text:line-break/>Your kingdom come;<text:line-break/>Your will be done,<text:line-break/>on earth as it is in heaven.</text:p>
      <text:p text:style-name="P14"/>
      <text:p text:style-name="P14">Give us this day our daily bread.<text:line-break/>And forgive us our trespasses,<text:line-break/>as we forgive those that trespass against us.<text:line-break/>Lead us not into temptation;<text:line-break/>but deliver us from evil.</text:p>
      <text:p text:style-name="P14"/>
      <text:p text:style-name="P14">For Yours is the kingdom,<text:line-break/>the power, and the glory,<text:line-break/>for ever and ever.<text:line-break/>Amen.</text:p>
      <text:p text:style-name="P14"/>
      <text:p text:style-name="P20">They shall not grow old, as we that are left grow old.</text:p>
      <text:p text:style-name="P21">Age shall not weary them, nor the years condemn.</text:p>
      <text:p text:style-name="P21">At the going <text:span text:style-name="T42">d</text:span>own of the sun, and in the morning, </text:p>
      <text:p text:style-name="P21">We WILL remember them.</text:p>
      <text:p text:style-name="P19">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Roboto" svg:font-family="Roboto, Arial, sans-serif"/>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9-07T21:16:40.129148824</dc:date>
    <meta:editing-duration>PT16H8M29S</meta:editing-duration>
    <meta:editing-cycles>180</meta:editing-cycles>
    <meta:generator>LibreOffice/24.2.5.2$Linux_X86_64 LibreOffice_project/420$Build-2</meta:generator>
    <meta:print-date>2024-06-08T21:59:09.625322674</meta:print-date>
    <meta:document-statistic meta:table-count="0" meta:image-count="0" meta:object-count="0" meta:page-count="3" meta:paragraph-count="24" meta:word-count="649" meta:character-count="3480" meta:non-whitespace-character-count="2849"/>
  </office:meta>
</office:document-meta>
</file>